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4:'resultados - jboss'.T4 'resultados - jboss'.T5:'resultados - jboss'.T11 'resultados - jboss'.U4:'resultados - jboss'.U4 'resultados - jboss'.U5:'resultados - jboss'.U11 'resultados - jboss'.T4:'resultados - jboss'.T4 'resultados - jboss'.T5:'resultados - jboss'.T11 'resultados - jboss'.V4:'resultados - jboss'.V4 'resultados - jboss'.V5:'resultados - jboss'.V11 'resultados - jboss'.T4:'resultados - jboss'.T4 'resultados - jboss'.T5:'resultados - jboss'.T11 'resultados - jboss'.W4:'resultados - jboss'.W4 'resultados - jboss'.W5:'resultados - jboss'.W11 'resultados - jboss'.T4:'resultados - jboss'.T4 'resultados - jboss'.T5:'resultados - jboss'.T11 'resultados - jboss'.X4:'resultados - jboss'.X4 'resultados - jboss'.X5:'resultados - jboss'.X11 'resultados - jboss'.T4:'resultados - jboss'.T4 'resultados - jboss'.T5:'resultados - jboss'.T11 'resultados - jboss'.Y4:'resultados - jboss'.Y4 'resultados - jboss'.Y5:'resultados - jboss'.Y11"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11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3" office:value-type="float" office:value="500">
            <text:p>500</text:p>
          </table:table-cell>
          <table:table-cell table:number-columns-repeated="3"/>
          <table:table-cell table:style-name="ce3" office:value-type="float" office:value="500">
            <text:p>500</text:p>
          </table:table-cell>
          <table:table-cell table:number-columns-repeated="3"/>
          <table:table-cell table:formula="of:=[.B29]+[.F29]+[.J29]" office:value-type="float" office:value="1500">
            <text:p>1500</text:p>
          </table:table-cell>
          <table:table-cell table:formula="of:=[.C29]+[.G29]+[.K29]" office:value-type="float" office:value="0">
            <text:p>0,00</text:p>
          </table:table-cell>
          <table:table-cell table:formula="of:=AVERAGE([.D29];[.H29];[.L29])" office:value-type="float" office:value="0">
            <text:p>#DIV/0!</text:p>
          </table:table-cell>
          <table:table-cell table:formula="of:=AVERAGE([.E29];[.I29];[.M29])" office:value-type="float" office:value="0">
            <text:p>#DIV/0!</text:p>
          </table:table-cell>
          <table:table-cell table:style-name="ce3" table:formula="of:=[.B29]" office:value-type="float" office:value="500">
            <text:p>500</text:p>
          </table:table-cell>
          <table:table-cell table:style-name="ce3" table:formula="of:=[.F29]" office:value-type="float" office:value="500">
            <text:p>500</text:p>
          </table:table-cell>
          <table:table-cell table:formula="of:=[.J29]"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3" office:value-type="float" office:value="600">
            <text:p>600</text:p>
          </table:table-cell>
          <table:table-cell table:number-columns-repeated="3"/>
          <table:table-cell table:style-name="ce3" office:value-type="float" office:value="600">
            <text:p>600</text:p>
          </table:table-cell>
          <table:table-cell table:number-columns-repeated="3"/>
          <table:table-cell table:formula="of:=[.B30]+[.F30]+[.J30]" office:value-type="float" office:value="1800">
            <text:p>1800</text:p>
          </table:table-cell>
          <table:table-cell table:formula="of:=[.C30]+[.G30]+[.K30]" office:value-type="float" office:value="0">
            <text:p>0,00</text:p>
          </table:table-cell>
          <table:table-cell table:formula="of:=AVERAGE([.D30];[.H30];[.L30])" office:value-type="float" office:value="0">
            <text:p>#DIV/0!</text:p>
          </table:table-cell>
          <table:table-cell table:formula="of:=AVERAGE([.E30];[.I30];[.M30])" office:value-type="float" office:value="0">
            <text:p>#DIV/0!</text:p>
          </table:table-cell>
          <table:table-cell table:style-name="ce3" table:formula="of:=[.B30]" office:value-type="float" office:value="600">
            <text:p>600</text:p>
          </table:table-cell>
          <table:table-cell table:style-name="ce3" table:formula="of:=[.F30]" office:value-type="float" office:value="600">
            <text:p>600</text:p>
          </table:table-cell>
          <table:table-cell table:formula="of:=[.J30]"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3" office:value-type="float" office:value="800">
            <text:p>800</text:p>
          </table:table-cell>
          <table:table-cell table:number-columns-repeated="3"/>
          <table:table-cell table:style-name="ce3" office:value-type="float" office:value="800">
            <text:p>800</text:p>
          </table:table-cell>
          <table:table-cell table:number-columns-repeated="3"/>
          <table:table-cell table:formula="of:=[.B31]+[.F31]+[.J31]" office:value-type="float" office:value="2400">
            <text:p>2400</text:p>
          </table:table-cell>
          <table:table-cell table:formula="of:=[.C31]+[.G31]+[.K31]" office:value-type="float" office:value="0">
            <text:p>0,00</text:p>
          </table:table-cell>
          <table:table-cell table:formula="of:=AVERAGE([.D31];[.H31];[.L31])" office:value-type="float" office:value="0">
            <text:p>#DIV/0!</text:p>
          </table:table-cell>
          <table:table-cell table:formula="of:=AVERAGE([.E31];[.I31];[.M31])" office:value-type="float" office:value="0">
            <text:p>#DIV/0!</text:p>
          </table:table-cell>
          <table:table-cell table:style-name="ce3" table:formula="of:=[.B31]" office:value-type="float" office:value="800">
            <text:p>800</text:p>
          </table:table-cell>
          <table:table-cell table:style-name="ce3" table:formula="of:=[.F31]" office:value-type="float" office:value="800">
            <text:p>800</text:p>
          </table:table-cell>
          <table:table-cell table:formula="of:=[.J31]"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3" office:value-type="float" office:value="1000">
            <text:p>1000</text:p>
          </table:table-cell>
          <table:table-cell table:number-columns-repeated="3"/>
          <table:table-cell table:style-name="ce3" office:value-type="float" office:value="1000">
            <text:p>1000</text:p>
          </table:table-cell>
          <table:table-cell table:number-columns-repeated="3"/>
          <table:table-cell table:formula="of:=[.B32]+[.F32]+[.J32]" office:value-type="float" office:value="3000">
            <text:p>3000</text:p>
          </table:table-cell>
          <table:table-cell table:formula="of:=[.C32]+[.G32]+[.K32]" office:value-type="float" office:value="0">
            <text:p>0,00</text:p>
          </table:table-cell>
          <table:table-cell table:formula="of:=AVERAGE([.D32];[.H32];[.L32])" office:value-type="float" office:value="0">
            <text:p>#DIV/0!</text:p>
          </table:table-cell>
          <table:table-cell table:formula="of:=AVERAGE([.E32];[.I32];[.M32])" office:value-type="float" office:value="0">
            <text:p>#DIV/0!</text:p>
          </table:table-cell>
          <table:table-cell table:style-name="ce3" table:formula="of:=[.B32]" office:value-type="float" office:value="1000">
            <text:p>1000</text:p>
          </table:table-cell>
          <table:table-cell table:style-name="ce3" table:formula="of:=[.F32]" office:value-type="float" office:value="1000">
            <text:p>1000</text:p>
          </table:table-cell>
          <table:table-cell table:formula="of:=[.J32]"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3" office:value-type="float" office:value="1200">
            <text:p>1200</text:p>
          </table:table-cell>
          <table:table-cell table:number-columns-repeated="3"/>
          <table:table-cell table:style-name="ce3" office:value-type="float" office:value="1200">
            <text:p>1200</text:p>
          </table:table-cell>
          <table:table-cell table:number-columns-repeated="3"/>
          <table:table-cell table:formula="of:=[.B33]+[.F33]+[.J33]" office:value-type="float" office:value="3600">
            <text:p>36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3" table:formula="of:=[.B33]" office:value-type="float" office:value="1200">
            <text:p>1200</text:p>
          </table:table-cell>
          <table:table-cell table:style-name="ce3" table:formula="of:=[.F33]" office:value-type="float" office:value="1200">
            <text:p>1200</text:p>
          </table:table-cell>
          <table:table-cell table:formula="of:=[.J33]"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3" office:value-type="float" office:value="1400">
            <text:p>1400</text:p>
          </table:table-cell>
          <table:table-cell table:number-columns-repeated="3"/>
          <table:table-cell table:style-name="ce3" office:value-type="float" office:value="1400">
            <text:p>1400</text:p>
          </table:table-cell>
          <table:table-cell table:number-columns-repeated="3"/>
          <table:table-cell table:formula="of:=[.B34]+[.F34]+[.J34]" office:value-type="float" office:value="4200">
            <text:p>42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3" table:formula="of:=[.B34]" office:value-type="float" office:value="1400">
            <text:p>1400</text:p>
          </table:table-cell>
          <table:table-cell table:style-name="ce3" table:formula="of:=[.F34]" office:value-type="float" office:value="1400">
            <text:p>1400</text:p>
          </table:table-cell>
          <table:table-cell table:formula="of:=[.J34]"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3" office:value-type="float" office:value="1600">
            <text:p>1600</text:p>
          </table:table-cell>
          <table:table-cell table:number-columns-repeated="3"/>
          <table:table-cell table:style-name="ce3" office:value-type="float" office:value="1600">
            <text:p>1600</text:p>
          </table:table-cell>
          <table:table-cell table:number-columns-repeated="3"/>
          <table:table-cell table:formula="of:=[.B35]+[.F35]+[.J35]" office:value-type="float" office:value="4800">
            <text:p>48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3" table:formula="of:=[.B35]" office:value-type="float" office:value="1600">
            <text:p>1600</text:p>
          </table:table-cell>
          <table:table-cell table:style-name="ce3" table:formula="of:=[.F35]" office:value-type="float" office:value="1600">
            <text:p>1600</text:p>
          </table:table-cell>
          <table:table-cell table:formula="of:=[.J35]" office:value-type="float" office:value="1600">
            <text:p>1600</text:p>
          </table:table-cell>
          <table:table-cell table:number-columns-repeated="8"/>
        </table:table-row>
        <table:table-row table:style-name="ro1">
          <table:table-cell table:number-columns-repeated="5"/>
          <table:table-cell table:style-name="ce3"/>
          <table:table-cell table:number-columns-repeated="3"/>
          <table:table-cell table:style-name="ce3"/>
          <table:table-cell table:number-columns-repeated="7"/>
          <table:table-cell table:style-name="ce3" table:number-columns-repeated="2"/>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1]+[.F41]+[.J41]" office:value-type="float" office:value="900">
            <text:p>900</text:p>
          </table:table-cell>
          <table:table-cell table:formula="of:=[.C41]+[.G41]+[.K41]" office:value-type="float" office:value="98.9657578239438">
            <text:p>98,97</text:p>
          </table:table-cell>
          <table:table-cell table:formula="of:=AVERAGE([.D41];[.H41];[.L41])" office:value-type="float" office:value="17.6666666666667">
            <text:p>17,67</text:p>
          </table:table-cell>
          <table:table-cell table:formula="of:=AVERAGE([.E41];[.I41];[.M41])" office:value-type="float" office:value="27.1839037103269">
            <text:p>27,18</text:p>
          </table:table-cell>
          <table:table-cell table:style-name="ce3" table:formula="of:=[.B41]" office:value-type="float" office:value="300">
            <text:p>300</text:p>
          </table:table-cell>
          <table:table-cell table:style-name="ce3" table:formula="of:=[.F41]" office:value-type="float" office:value="300">
            <text:p>300</text:p>
          </table:table-cell>
          <table:table-cell table:formula="of:=[.J41]"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2]+[.F42]+[.J42]" office:value-type="float" office:value="2000">
            <text:p>2000</text:p>
          </table:table-cell>
          <table:table-cell table:formula="of:=[.C42]+[.G42]+[.K42]" office:value-type="float" office:value="207.441952664844">
            <text:p>207,44</text:p>
          </table:table-cell>
          <table:table-cell table:formula="of:=AVERAGE([.D42];[.H42];[.L42])" office:value-type="float" office:value="20.3333333333333">
            <text:p>20,33</text:p>
          </table:table-cell>
          <table:table-cell table:formula="of:=AVERAGE([.E42];[.I42];[.M42])" office:value-type="float" office:value="24.4446967914445">
            <text:p>24,44</text:p>
          </table:table-cell>
          <table:table-cell table:style-name="ce3" table:formula="of:=[.B42]" office:value-type="float" office:value="850">
            <text:p>850</text:p>
          </table:table-cell>
          <table:table-cell table:style-name="ce3" table:formula="of:=[.F42]" office:value-type="float" office:value="850">
            <text:p>850</text:p>
          </table:table-cell>
          <table:table-cell table:formula="of:=[.J42]"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3]+[.F43]+[.J43]" office:value-type="float" office:value="2600">
            <text:p>2600</text:p>
          </table:table-cell>
          <table:table-cell table:formula="of:=[.C43]+[.G43]+[.K43]" office:value-type="float" office:value="281.646775633333">
            <text:p>281,65</text:p>
          </table:table-cell>
          <table:table-cell table:formula="of:=AVERAGE([.D43];[.H43];[.L43])" office:value-type="float" office:value="23.6666666666667">
            <text:p>23,67</text:p>
          </table:table-cell>
          <table:table-cell table:formula="of:=AVERAGE([.E43];[.I43];[.M43])" office:value-type="float" office:value="28.648471415231">
            <text:p>28,65</text:p>
          </table:table-cell>
          <table:table-cell table:style-name="ce3" table:formula="of:=[.B43]" office:value-type="float" office:value="1000">
            <text:p>1000</text:p>
          </table:table-cell>
          <table:table-cell table:style-name="ce3" table:formula="of:=[.F43]" office:value-type="float" office:value="1000">
            <text:p>1000</text:p>
          </table:table-cell>
          <table:table-cell table:formula="of:=[.J43]"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4]+[.F44]+[.J44]" office:value-type="float" office:value="2900">
            <text:p>2900</text:p>
          </table:table-cell>
          <table:table-cell table:formula="of:=[.C44]+[.G44]+[.K44]" office:value-type="float" office:value="311.488677312695">
            <text:p>311,49</text:p>
          </table:table-cell>
          <table:table-cell table:formula="of:=AVERAGE([.D44];[.H44];[.L44])" office:value-type="float" office:value="27.6666666666667">
            <text:p>27,67</text:p>
          </table:table-cell>
          <table:table-cell table:formula="of:=AVERAGE([.E44];[.I44];[.M44])" office:value-type="float" office:value="36.5654976658014">
            <text:p>36,57</text:p>
          </table:table-cell>
          <table:table-cell table:style-name="ce3" table:formula="of:=[.B44]" office:value-type="float" office:value="1100">
            <text:p>1100</text:p>
          </table:table-cell>
          <table:table-cell table:style-name="ce3" table:formula="of:=[.F44]" office:value-type="float" office:value="1100">
            <text:p>1100</text:p>
          </table:table-cell>
          <table:table-cell table:formula="of:=[.J44]"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5]+[.F45]+[.J45]" office:value-type="float" office:value="3000">
            <text:p>3000</text:p>
          </table:table-cell>
          <table:table-cell table:formula="of:=[.C45]+[.G45]+[.K45]" office:value-type="float" office:value="317.397641319012">
            <text:p>317,40</text:p>
          </table:table-cell>
          <table:table-cell table:formula="of:=AVERAGE([.D45];[.H45];[.L45])" office:value-type="float" office:value="30">
            <text:p>30,00</text:p>
          </table:table-cell>
          <table:table-cell table:formula="of:=AVERAGE([.E45];[.I45];[.M45])" office:value-type="float" office:value="41.077132925577">
            <text:p>41,08</text:p>
          </table:table-cell>
          <table:table-cell table:style-name="ce3" table:formula="of:=[.B45]" office:value-type="float" office:value="1000">
            <text:p>1000</text:p>
          </table:table-cell>
          <table:table-cell table:style-name="ce3" table:formula="of:=[.F45]" office:value-type="float" office:value="1000">
            <text:p>1000</text:p>
          </table:table-cell>
          <table:table-cell table:formula="of:=[.J45]"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6]+[.F46]+[.J46]" office:value-type="float" office:value="3600">
            <text:p>3600</text:p>
          </table:table-cell>
          <table:table-cell table:formula="of:=[.C46]+[.G46]+[.K46]" office:value-type="float" office:value="379.870728440941">
            <text:p>379,87</text:p>
          </table:table-cell>
          <table:table-cell table:formula="of:=AVERAGE([.D46];[.H46];[.L46])" office:value-type="float" office:value="166">
            <text:p>166,00</text:p>
          </table:table-cell>
          <table:table-cell table:formula="of:=AVERAGE([.E46];[.I46];[.M46])" office:value-type="float" office:value="629.726720323604">
            <text:p>629,73</text:p>
          </table:table-cell>
          <table:table-cell table:style-name="ce3" table:formula="of:=[.B46]" office:value-type="float" office:value="1200">
            <text:p>1200</text:p>
          </table:table-cell>
          <table:table-cell table:style-name="ce3" table:formula="of:=[.F46]" office:value-type="float" office:value="1200">
            <text:p>1200</text:p>
          </table:table-cell>
          <table:table-cell table:formula="of:=[.J46]"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47]+[.F47]+[.J47]" office:value-type="float" office:value="3800">
            <text:p>3800</text:p>
          </table:table-cell>
          <table:table-cell table:formula="of:=[.C47]+[.G47]+[.K46]" office:value-type="float" office:value="395.345096178335">
            <text:p>395,35</text:p>
          </table:table-cell>
          <table:table-cell table:formula="of:=AVERAGE([.D47];[.H47];[.L46])" office:value-type="float" office:value="310">
            <text:p>310,00</text:p>
          </table:table-cell>
          <table:table-cell table:formula="of:=AVERAGE([.E47];[.I47];[.M46])" office:value-type="float" office:value="1049.88607550143">
            <text:p>1.049,89</text:p>
          </table:table-cell>
          <table:table-cell table:style-name="ce3" table:formula="of:=[.B47]" office:value-type="float" office:value="1400">
            <text:p>1400</text:p>
          </table:table-cell>
          <table:table-cell table:style-name="ce3" table:formula="of:=[.F47]" office:value-type="float" office:value="1400">
            <text:p>1400</text:p>
          </table:table-cell>
          <table:table-cell table:formula="of:=[.J47]" office:value-type="float" office:value="1000">
            <text:p>1000</text:p>
          </table:table-cell>
          <table:table-cell table:number-columns-repeated="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1:'resultados - terracotta'.N47 'resultados - terracotta'.O40:'resultados - terracotta'.O40 'resultados - terracotta'.O41:'resultados - terracotta'.O47 'resultados - terracotta'.N41:'resultados - terracotta'.N47 'resultados - terracotta'.P40:'resultados - terracotta'.P40 'resultados - terracotta'.P41:'resultados - terracotta'.P47 'resultados - terracotta'.N41:'resultados - terracotta'.N47 'resultados - terracotta'.Q40:'resultados - terracotta'.Q40 'resultados - terracotta'.Q41:'resultados - terracotta'.Q47" xlink:href="./Object 13" xlink:type="simple" xlink:show="embed" xlink:actuate="onLoad"/>
            <draw:image xlink:href="./ObjectReplacements/Object 13"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435cm" svg:height="20.093cm" svg:x="0cm" svg:y="20.321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33.122cm" svg:height="18.619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34.581cm" svg:height="14.085cm" svg:x="0.001cm" svg:y="40.98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34.994cm" svg:height="12.324cm" svg:x="0cm" svg:y="55.492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32.103cm" svg:height="18.808cm" svg:x="36.125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32.076cm" svg:height="20.168cm" svg:x="36.124cm" svg:y="20.063cm">
            <draw:object draw:notify-on-update-of-ranges="'resultados - terracotta'.T15:'resultados - terracotta'.T23 'resultados - terracotta'.U14:'resultados - terracotta'.U14 'resultados - terracotta'.U15:'resultados - terracotta'.U23 'resultados - terracotta'.T15:'resultados - terracotta'.T23 'resultados - terracotta'.V14:'resultados - terracotta'.V14 'resultados - terracotta'.V15:'resultados - terracotta'.V23 'resultados - terracotta'.T15:'resultados - terracotta'.T23 'resultados - terracotta'.W14:'resultados - terracotta'.W14 'resultados - terracotta'.W15:'resultados - terracotta'.W23 'resultados - terracotta'.T15:'resultados - terracotta'.T23 'resultados - terracotta'.X14:'resultados - terracotta'.X14 'resultados - terracotta'.X15:'resultados - terracotta'.X23 'resultados - terracotta'.T15:'resultados - terracotta'.T23 'resultados - terracotta'.Y14:'resultados - terracotta'.Y14 'resultados - terracotta'.Y15:'resultados - terracotta'.Y23" xlink:href="./Object 8" xlink:type="simple" xlink:show="embed" xlink:actuate="onLoad"/>
            <draw:image xlink:href="./ObjectReplacements/Object 8" xlink:type="simple" xlink:show="embed" xlink:actuate="onLoad"/>
          </draw:frame>
          <draw:frame draw:z-index="6" draw:style-name="gr1" svg:width="32.048cm" svg:height="12.352cm" svg:x="36.125cm" svg:y="55.493cm">
            <draw:object draw:notify-on-update-of-ranges="'resultados - terracotta'.N41:'resultados - terracotta'.N47 'resultados - terracotta'.O40:'resultados - terracotta'.O40 'resultados - terracotta'.O41:'resultados - terracotta'.O47 'resultados - terracotta'.N41:'resultados - terracotta'.N47 'resultados - terracotta'.P40:'resultados - terracotta'.P40 'resultados - terracotta'.P41:'resultados - terracotta'.P47 'resultados - terracotta'.N41:'resultados - terracotta'.N47 'resultados - terracotta'.Q40:'resultados - terracotta'.Q40 'resultados - terracotta'.Q41:'resultados - terracotta'.Q47" xlink:href="./Object 14" xlink:type="simple" xlink:show="embed" xlink:actuate="onLoad"/>
            <draw:image xlink:href="./ObjectReplacements/Object 14"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3T17:14:39</dc:date>
    <dc:creator>diego </dc:creator>
    <meta:editing-duration>PT4H55M52S</meta:editing-duration>
    <meta:editing-cycles>207</meta:editing-cycles>
    <meta:document-statistic meta:table-count="6" meta:cell-count="1814" meta:object-count="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6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1:'resultados - terracotta'.Q47 'resultados - terracotta'.O40:'resultados - terracotta'.Q4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1:'resultados - terracotta'.O47" chart:label-cell-address="'resultados - terracotta'.O40:'resultados - terracotta'.O40" chart:class="chart:scatter">
            <chart:domain table:cell-range-address="'resultados - terracotta'.N41:'resultados - terracotta'.N47"/>
            <chart:data-point chart:repeated="7"/>
          </chart:series>
          <chart:series chart:style-name="ch9" chart:values-cell-range-address="'resultados - terracotta'.P41:'resultados - terracotta'.P47" chart:label-cell-address="'resultados - terracotta'.P40:'resultados - terracotta'.P40" chart:class="chart:scatter">
            <chart:data-point chart:repeated="7"/>
          </chart:series>
          <chart:series chart:style-name="ch10" chart:values-cell-range-address="'resultados - terracotta'.Q41:'resultados - terracotta'.Q47" chart:label-cell-address="'resultados - terracotta'.Q40:'resultados - terracotta'.Q40"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0:'resultados - terracotta'.O40</svg:desc>
                </draw:g>
              </table:table-cell>
              <table:table-cell office:value-type="string">
                <text:p>Media total datos sin clusterizar</text:p>
                <draw:g>
                  <svg:desc>'resultados - terracotta'.P40:'resultados - terracotta'.P40</svg:desc>
                </draw:g>
              </table:table-cell>
              <table:table-cell office:value-type="string">
                <text:p>Desviación estándar total datos sin clusterizar</text:p>
                <draw:g>
                  <svg:desc>'resultados - terracotta'.Q40:'resultados - terracotta'.Q40</svg:desc>
                </draw:g>
              </table:table-cell>
            </table:table-row>
          </table:table-header-rows>
          <table:table-rows>
            <table:table-row>
              <table:table-cell office:value-type="string">
                <text:p>1</text:p>
              </table:table-cell>
              <table:table-cell office:value-type="float" office:value="900">
                <text:p>900</text:p>
                <draw:g>
                  <svg:desc>'resultados - terracotta'.N41:'resultados - terracotta'.N47</svg:desc>
                </draw:g>
              </table:table-cell>
              <table:table-cell office:value-type="float" office:value="98.9657578239438">
                <text:p>98.9657578239438</text:p>
                <draw:g>
                  <svg:desc>'resultados - terracotta'.O41:'resultados - terracotta'.O47</svg:desc>
                </draw:g>
              </table:table-cell>
              <table:table-cell office:value-type="float" office:value="17.6666666666667">
                <text:p>17.6666666666667</text:p>
                <draw:g>
                  <svg:desc>'resultados - terracotta'.P41:'resultados - terracotta'.P47</svg:desc>
                </draw:g>
              </table:table-cell>
              <table:table-cell office:value-type="float" office:value="27.1839037103269">
                <text:p>27.1839037103269</text:p>
                <draw:g>
                  <svg:desc>'resultados - terracotta'.Q41:'resultados - terracotta'.Q47</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12.353cm" xlink:href=".." xlink:type="simple" chart:class="chart:scatter" chart:style-name="ch1">
        <chart:title svg:x="13.348cm" svg:y="0.383cm" chart:style-name="ch2">
          <text:p>NST - Terracotta - Cluster</text:p>
        </chart:title>
        <chart:legend chart:legend-position="end" svg:x="23.613cm" svg:y="5.379cm" style:legend-expansion="high" chart:style-name="ch3"/>
        <chart:plot-area chart:style-name="ch4" table:cell-range-address="'resultados - terracotta'.N41:'resultados - terracotta'.Q47 'resultados - terracotta'.O40:'resultados - terracotta'.Q40" chart:data-source-has-labels="row" svg:x="1.09cm" svg:y="1.903cm" svg:width="21.244cm" svg:height="9.783cm">
          <chartooo:coordinate-region svg:x="2.665cm" svg:y="2.103cm" svg:width="19.297cm" svg:height="8.936cm"/>
          <chart:axis chart:dimension="x" chart:name="primary-x" chart:style-name="ch5"/>
          <chart:axis chart:dimension="y" chart:name="primary-y" chart:style-name="ch6">
            <chart:grid chart:style-name="ch7" chart:class="major"/>
          </chart:axis>
          <chart:series chart:style-name="ch8" chart:values-cell-range-address="'resultados - terracotta'.O41:'resultados - terracotta'.O47" chart:label-cell-address="'resultados - terracotta'.O40:'resultados - terracotta'.O40" chart:class="chart:scatter">
            <chart:domain table:cell-range-address="'resultados - terracotta'.N41:'resultados - terracotta'.N47"/>
            <chart:data-point chart:repeated="7"/>
          </chart:series>
          <chart:series chart:style-name="ch9" chart:values-cell-range-address="'resultados - terracotta'.P41:'resultados - terracotta'.P47" chart:label-cell-address="'resultados - terracotta'.P40:'resultados - terracotta'.P40" chart:class="chart:scatter">
            <chart:data-point chart:repeated="7"/>
          </chart:series>
          <chart:series chart:style-name="ch10" chart:values-cell-range-address="'resultados - terracotta'.Q41:'resultados - terracotta'.Q47" chart:label-cell-address="'resultados - terracotta'.Q40:'resultados - terracotta'.Q40"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0:'resultados - terracotta'.O40</svg:desc>
                </draw:g>
              </table:table-cell>
              <table:table-cell office:value-type="string">
                <text:p>Media total datos sin clusterizar</text:p>
                <draw:g>
                  <svg:desc>'resultados - terracotta'.P40:'resultados - terracotta'.P40</svg:desc>
                </draw:g>
              </table:table-cell>
              <table:table-cell office:value-type="string">
                <text:p>Desviación estándar total datos sin clusterizar</text:p>
                <draw:g>
                  <svg:desc>'resultados - terracotta'.Q40:'resultados - terracotta'.Q40</svg:desc>
                </draw:g>
              </table:table-cell>
            </table:table-row>
          </table:table-header-rows>
          <table:table-rows>
            <table:table-row>
              <table:table-cell office:value-type="string">
                <text:p>1</text:p>
              </table:table-cell>
              <table:table-cell office:value-type="float" office:value="900">
                <text:p>900</text:p>
                <draw:g>
                  <svg:desc>'resultados - terracotta'.N41:'resultados - terracotta'.N47</svg:desc>
                </draw:g>
              </table:table-cell>
              <table:table-cell office:value-type="float" office:value="98.9657578239438">
                <text:p>98.9657578239438</text:p>
                <draw:g>
                  <svg:desc>'resultados - terracotta'.O41:'resultados - terracotta'.O47</svg:desc>
                </draw:g>
              </table:table-cell>
              <table:table-cell office:value-type="float" office:value="17.6666666666667">
                <text:p>17.6666666666667</text:p>
                <draw:g>
                  <svg:desc>'resultados - terracotta'.P41:'resultados - terracotta'.P47</svg:desc>
                </draw:g>
              </table:table-cell>
              <table:table-cell office:value-type="float" office:value="27.1839037103269">
                <text:p>27.1839037103269</text:p>
                <draw:g>
                  <svg:desc>'resultados - terracotta'.Q41:'resultados - terracotta'.Q47</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cm" svg:y="5.228cm" style:legend-expansion="high" chart:style-name="ch3"/>
        <chart:plot-area chart:style-name="ch4" table:cell-range-address="'resultados - jboss'.T19:'resultados - jboss'.Y27 'resultados - jboss'.U18:'resultados - jbos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9cm" svg:width="22.075cm" svg:height="10.499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20.094cm" xlink:href=".." xlink:type="simple" chart:class="chart:scatter" chart:style-name="ch1">
        <chart:title svg:x="15.624cm" svg:y="0.537cm" chart:style-name="ch2">
          <text:p>LT - JBoss - Cluster</text:p>
        </chart:title>
        <chart:legend chart:legend-position="end" svg:x="27cm" svg:y="8.752cm" style:legend-expansion="high" chart:style-name="ch3"/>
        <chart:plot-area chart:style-name="ch4" table:cell-range-address="'resultados - jboss'.T19:'resultados - jboss'.Y27 'resultados - jboss'.U18:'resultados - jboss'.Y18" chart:data-source-has-labels="row" svg:x="1.157cm" svg:y="2.519cm" svg:width="24.427cm" svg:height="16.754cm">
          <chartooo:coordinate-region svg:x="2.44cm" svg:y="2.719cm" svg:width="22.772cm" svg:height="15.907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5:'resultados - terracotta'.Y23 'resultados - terracotta'.U14:'resultados - terracotta'.Y14" chart:data-source-has-labels="row" svg:x="1.091cm" svg:y="2.527cm" svg:width="21.269cm" svg:height="16.819cm">
          <chartooo:coordinate-region svg:x="2.374cm" svg:y="2.727cm" svg:width="19.614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3" chart:label-cell-address="'resultados - terracotta'.U14:'resultados - terracotta'.U14" chart:class="chart:scatter">
            <chart:domain table:cell-range-address="'resultados - terracotta'.T15:'resultados - terracotta'.T23"/>
            <chart:data-point chart:repeated="9"/>
          </chart:series>
          <chart:series chart:style-name="ch9" chart:values-cell-range-address="'resultados - terracotta'.V15:'resultados - terracotta'.V23" chart:label-cell-address="'resultados - terracotta'.V14:'resultados - terracotta'.V14" chart:class="chart:scatter">
            <chart:data-point chart:repeated="9"/>
          </chart:series>
          <chart:series chart:style-name="ch10" chart:values-cell-range-address="'resultados - terracotta'.W15:'resultados - terracotta'.W23" chart:label-cell-address="'resultados - terracotta'.W14:'resultados - terracotta'.W14" chart:class="chart:scatter">
            <chart:data-point chart:repeated="9"/>
          </chart:series>
          <chart:series chart:style-name="ch11" chart:values-cell-range-address="'resultados - terracotta'.X15:'resultados - terracotta'.X23" chart:label-cell-address="'resultados - terracotta'.X14:'resultados - terracotta'.X14" chart:class="chart:scatter">
            <chart:data-point chart:repeated="9"/>
          </chart:series>
          <chart:series chart:style-name="ch12" chart:values-cell-range-address="'resultados - terracotta'.Y15:'resultados - terracotta'.Y23" chart:label-cell-address="'resultados - terracotta'.Y14:'resultados - terracotta'.Y14"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3</svg:desc>
                </draw:g>
              </table:table-cell>
              <table:table-cell office:value-type="float" office:value="116.139451678205">
                <text:p>116.139451678205</text:p>
                <draw:g>
                  <svg:desc>'resultados - terracotta'.U15:'resultados - terracotta'.U23</svg:desc>
                </draw:g>
              </table:table-cell>
              <table:table-cell office:value-type="float" office:value="4">
                <text:p>4</text:p>
                <draw:g>
                  <svg:desc>'resultados - terracotta'.V15:'resultados - terracotta'.V23</svg:desc>
                </draw:g>
              </table:table-cell>
              <table:table-cell office:value-type="float" office:value="16.2916666666667">
                <text:p>16.2916666666667</text:p>
                <draw:g>
                  <svg:desc>'resultados - terracotta'.W15:'resultados - terracotta'.W23</svg:desc>
                </draw:g>
              </table:table-cell>
              <table:table-cell office:value-type="float" office:value="3.7656963205623">
                <text:p>3.7656963205623</text:p>
                <draw:g>
                  <svg:desc>'resultados - terracotta'.X15:'resultados - terracotta'.X23</svg:desc>
                </draw:g>
              </table:table-cell>
              <table:table-cell office:value-type="float" office:value="24.7748956286745">
                <text:p>24.7748956286745</text:p>
                <draw:g>
                  <svg:desc>'resultados - terracotta'.Y15:'resultados - terracotta'.Y23</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59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724cm" svg:y="2.099cm" svg:width="22.066cm" svg:height="8.913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